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" style:family="table-cell" style:parent-style-name="Default" style:data-style-name="N1">
      <style:table-cell-properties fo:background-color="#ff0000" fo:wrap-option="wrap"/>
      <style:text-properties style:font-name="Arial" fo:font-size="10pt" style:font-size-asian="10pt" style:font-size-complex="10pt"/>
    </style:style>
    <style:style style:name="ce3" style:family="table-cell" style:parent-style-name="Default" style:data-style-name="N1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 style:data-style-name="N1">
      <style:table-cell-properties fo:background-color="#c0c0c0" style:text-align-source="fix" style:repeat-content="false" fo:wrap-option="wrap" fo:border="0.06pt solid #000000" style:direction="ltr" style:rotation-angle="27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0000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8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 style:data-style-name="N4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 style:data-style-name="N40">
      <style:table-cell-properties fo:background-color="#ff0000" fo:wrap-option="wrap"/>
      <style:text-properties style:font-name="Arial" fo:font-size="10pt" style:font-size-asian="10pt" style:font-size-complex="10pt"/>
    </style:style>
    <style:style style:name="ce12" style:family="table-cell" style:parent-style-name="Default" style:data-style-name="N40">
      <style:table-cell-properties fo:wrap-option="wrap"/>
      <style:text-properties style:font-name="Arial" fo:font-size="10pt" style:font-size-asian="10pt" style:font-size-complex="10pt"/>
    </style:style>
    <style:style style:name="ce13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160">
      <style:table-cell-properties fo:background-color="#c0c0c0" fo:wrap-option="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c0c0c0" fo:wrap-option="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</office:automatic-styles>
  <office:body>
    <office:spreadsheet>
      <table:table table:name="Trains" table:style-name="ta1">
        <table:table-column table:style-name="co1" table:number-columns-repeated="2" table:default-cell-style-name="ce3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6"/>
        <table:table-column table:style-name="co1" table:default-cell-style-name="ce7"/>
        <table:table-row table:style-name="ro1">
          <table:table-cell table:style-name="ce1" office:value-type="string" calcext:value-type="string">
            <text:p>Train number</text:p>
          </table:table-cell>
          <table:table-cell table:style-name="ce4" office:value-type="string" calcext:value-type="string">
            <text:p>enum</text:p>
          </table:table-cell>
          <table:table-cell table:style-name="ce5" office:value-type="string" calcext:value-type="string">
            <text:p>train prefix/ station </text:p>
          </table:table-cell>
          <table:table-cell table:style-name="ce8" office:value-type="string" calcext:value-type="string">
            <text:p>train suffix/ track/ station</text:p>
          </table:table-cell>
          <table:table-cell table:style-name="ce10" office:value-type="string" calcext:value-type="string">
            <text:p>Arrival</text:p>
          </table:table-cell>
          <table:table-cell table:style-name="ce10" office:value-type="string" calcext:value-type="string">
            <text:p>Departure</text:p>
          </table:table-cell>
          <table:table-cell table:style-name="ce13" office:value-type="string" calcext:value-type="string">
            <text:p>Speed/ Group/ wheels</text:p>
          </table:table-cell>
          <table:table-cell table:style-name="ce14" office:value-type="string" calcext:value-type="string">
            <text:p>Object</text:p>
          </table:table-cell>
          <table:table-cell table:style-name="ce5" office:value-type="string" calcext:value-type="string">
            <text:p>type</text:p>
          </table:table-cell>
          <table:table-cell table:style-name="ce15" office:value-type="string" calcext:value-type="string">
            <text:p>Trainname</text:p>
          </table:table-cell>
          <table:table-cell table:style-name="ce5" office:value-type="string" calcext:value-type="string">
            <text:p>remark</text:p>
          </table:table-cell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04H51M00S" calcext:value-type="time">
            <text:p>04:51</text:p>
          </table:table-cell>
          <table:table-cell table:style-name="ce11" office:value-type="time" office:time-value="PT06H43M00S" calcext:value-type="time">
            <text:p>06:4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00.FD 61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1</text:p>
          </table:table-cell>
          <table:table-cell table:style-name="ce6" office:value-type="string" calcext:value-type="string">
            <text:p>Fernschnellzug Görlitz–Leipzig–Frankfurt/Mai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05H11M00S" calcext:value-type="time">
            <text:p>05:1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18M00S" calcext:value-type="time">
            <text:p>05:18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29M00S" calcext:value-type="time">
            <text:p>05:29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05H37M00S" calcext:value-type="time">
            <text:p>05:3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05H46M00S" calcext:value-type="time">
            <text:p>05:46</text:p>
          </table:table-cell>
          <table:table-cell office:value-type="time" office:time-value="PT06H03M00S" calcext:value-type="time">
            <text:p>06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lle Wagen ausstellen, Übergang auf Rangierfah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6H13M00S" calcext:value-type="time">
            <text:p>06:1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Lok eigenständig abstelle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_FD1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table:number-columns-repeated="2" office:value-type="time" office:time-value="PT17H41M00S" calcext:value-type="time">
            <text:p>17: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19H37M00S" calcext:value-type="time">
            <text:p>19:37</text:p>
          </table:table-cell>
          <table:table-cell table:style-name="ce11" office:value-type="time" office:time-value="PT21H41M00S" calcext:value-type="time">
            <text:p>21:4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62.FD 62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2</text:p>
          </table:table-cell>
          <table:table-cell table:style-name="ce6" office:value-type="string" calcext:value-type="string">
            <text:p>Fernschnellzug Frankfurt/Main–Leipzig–Görlitz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20H07M00S" calcext:value-type="time">
            <text:p>20:0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Lok anhand des Umlaufzettels auswählen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20H17M00S" calcext:value-type="time">
            <text:p>20:17</text:p>
          </table:table-cell>
          <table:table-cell office:value-type="time" office:time-value="PT20H46M00S" calcext:value-type="time">
            <text:p>20:46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agenzug einstellen, Übergang auf Zugfahrt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3</text:p>
          </table:table-cell>
          <table:table-cell table:number-columns-repeated="2" office:value-type="time" office:time-value="PT20H55M00S" calcext:value-type="time">
            <text:p>20:55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03M00S" calcext:value-type="time">
            <text:p>21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14M00S" calcext:value-type="time">
            <text:p>21:14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21H21M00S" calcext:value-type="time">
            <text:p>21:2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_FD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2</text:p>
          </table:table-cell>
          <table:table-cell table:style-name="Default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2</text:p>
          </table:table-cell>
          <table:table-cell/>
        </table:table-row>
      </table:table>
      <table:table table:name="Table2" table:style-name="ta1">
        <table:table-column table:style-name="co1" table:default-cell-style-name="Default"/>
        <table:table-row table:style-name="ro3"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integer-digits="1"/>
    </number:number-style>
    <number:number-style style:name="N128">
      <number:number number:decimal-places="0" number:min-integer-digits="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-</number:text>
      <number:number number: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-</number:text>
      <number:number number:decimal-places="2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number number:decimal-places="0" number:min-integer-digits="1" number:grouping="true"/>
      <number:text> DM</number:text>
    </number:number-style>
    <number:number-style style:name="N138">
      <number:text>-</number:text>
      <number:number number: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DM</number:text>
    </number:number-style>
    <number:number-style style:name="N141">
      <number:text>-</number:text>
      <number:number number: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P1" style:volatile="true">
      <number:text>-</number:text>
      <number:number number:decimal-places="0" number:min-integer-digits="1" number:grouping="true"/>
      <number:text> DM</number:text>
    </number:number-style>
    <number:number-style style:name="N144">
      <number:text>- DM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P1" style:volatile="true">
      <number:text>-</number:text>
      <number:number number:decimal-places="2" number:min-integer-digits="1" number:grouping="true"/>
      <number:text> DM</number:text>
    </number:number-style>
    <number:number-style style:name="N148">
      <number:text>-</number:text>
      <number:number number:decimal-places="0" number:min-integer-digits="0"/>
      <number:text> DM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style:text-properties fo:color="#ff0000"/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style:text-properties fo:color="#ff0000"/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number number:decimal-places="2" number:min-integer-digits="1" number:grouping="true"/>
      <number:text> €</number:text>
      <style:map style:condition="value()&gt;=0" style:apply-style-name="N158P0"/>
    </number:number-style>
    <number:time-style style:name="N159">
      <number:hours/>
      <number:text>:</number:text>
      <number:minutes number:style="long"/>
    </number:time-style>
    <number:number-style style:name="N160">
      <number:number number:decimal-places="1" number:min-integer-digits="1"/>
    </number:number-style>
    <number:date-style style:name="N161">
      <number:month number:style="long"/>
    </number:dat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DM</number:text>
    </number:number-style>
    <number:number-style style:name="N165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000000"/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000000"/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0">
      <number:number number:decimal-places="0" number:min-integer-digits="0" number:grouping="true"/>
    </number:number-style>
    <number:number-style style:name="N171">
      <number:text>Bf </number:text>
      <number:number number:decimal-places="0" number:min-integer-digits="1"/>
    </number:number-style>
    <number:number-style style:name="N172">
      <number:text>an </number:text>
      <number:number number:decimal-places="0" number:min-integer-digits="1"/>
    </number:number-style>
    <number:number-style style:name="N173">
      <number:text>ab </number:text>
      <number:number number:decimal-places="0" number:min-integer-digits="1"/>
    </number:number-style>
    <number:number-style style:name="N174">
      <number:text>Bemerkung </number:text>
      <number:number number:decimal-places="0" number:min-integer-digits="1"/>
    </number:number-style>
    <number:time-style style:name="N175">
      <number:hours/>
      <number:text>.00 h</number:text>
    </number:time-style>
    <number:time-style style:name="N176P0" style:volatile="true">
      <number:hours/>
      <number:text>:</number:text>
      <number:minutes number:style="long"/>
    </number:time-style>
    <number:text-style style:name="N176">
      <number:text-content/>
      <style:map style:condition="value()&gt;=0" style:apply-style-name="N176P0"/>
    </number:text-style>
    <number:number-style style:name="N177">
      <number:text>Gleis </number:text>
      <number:number number:decimal-places="0" number:min-integer-digits="1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€</number:text>
    </number:number-style>
    <number:number-style style:name="N179">
      <number:number number:decimal-places="0" number:min-integer-digits="1" number:grouping="true"/>
      <number:text> €</number:text>
      <style:map style:condition="value()&gt;=0" style:apply-style-name="N179P0"/>
    </number:number-style>
    <number:number-style style:name="N180">
      <number:text>ABC</number:text>
    </number:number-style>
    <number:number-style style:name="N182P0" style:volatile="true">
      <number:number number:decimal-places="0" number:min-integer-digits="1" number:grouping="true"/>
      <number:text>   </number:text>
    </number:number-style>
    <number:number-style style:name="N182">
      <number:text>-</number:text>
      <number:number number:decimal-places="0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  </number:text>
    </number:number-style>
    <number:number-style style:name="N185">
      <number:text>-</number:text>
      <number:number number:decimal-places="2" number:min-integer-digits="1" number:grouping="true"/>
      <number:text>   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  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DM </number:text>
    </number:number-style>
    <number:number-style style:name="N190P1" style:volatile="true">
      <number:text>-</number:text>
      <number:number number:decimal-places="0" number:min-integer-digits="1" number:grouping="true"/>
      <number:text> DM </number:text>
    </number:number-style>
    <number:number-style style:name="N190P2" style:volatile="true">
      <number:text> -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       </number:text>
    </number:number-style>
    <number:number-style style:name="N194P1" style:volatile="true">
      <number:text>-</number:text>
      <number:number number:decimal-places="0" number:min-integer-digits="1" number:grouping="true"/>
      <number:text>       </number:text>
    </number:number-style>
    <number:number-style style:name="N194P2" style:volatile="true">
      <number:text> -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DM </number:text>
    </number:number-style>
    <number:number-style style:name="N198P1" style:volatile="true">
      <number:text>-</number:text>
      <number:number number:decimal-places="2" number:min-integer-digits="1" number:grouping="true"/>
      <number:text> DM </number:text>
    </number:number-style>
    <number:number-style style:name="N198P2" style:volatile="true">
      <number:text> -</number:text>
      <number:number number:decimal-places="0" number:min-integer-digits="0"/>
      <number:text>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      </number:text>
    </number:number-style>
    <number:number-style style:name="N202P1" style:volatile="true">
      <number:text>-</number:text>
      <number:number number:decimal-places="2" number:min-integer-digits="1" number:grouping="true"/>
      <number:text>       </number:text>
    </number:number-style>
    <number:number-style style:name="N202P2" style:volatile="true">
      <number:text> -</number:text>
      <number:number number:decimal-places="0" number:min-integer-digits="0"/>
      <number:text>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time-style style:name="N203">
      <number:text>(</number:text>
      <number:hours number:style="long"/>
      <number:text>:</number:text>
      <number:minutes number:style="long"/>
      <number:text>)</number:text>
    </number:time-style>
    <number:number-style style:name="N207P0" style:volatile="true">
      <number:number number: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number:min-integer-digits="1" number:grouping="true"/>
      <number:text> € </number:text>
    </number:number-style>
    <number:number-style style:name="N207P2" style:volatile="true">
      <number:text> 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0" number:min-integer-digits="1" number:grouping="true"/>
      <number:text>    </number:text>
    </number:number-style>
    <number:number-style style:name="N211P1" style:volatile="true">
      <number:text>-</number:text>
      <number:number number:decimal-places="0" number:min-integer-digits="1" number:grouping="true"/>
      <number:text>    </number:text>
    </number:number-style>
    <number:number-style style:name="N211P2" style:volatile="true">
      <number:text> -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€ </number:text>
    </number:number-style>
    <number:number-style style:name="N215P1" style:volatile="true">
      <number:text>-</number:text>
      <number:number number:decimal-places="2" number:min-integer-digits="1" number:grouping="true"/>
      <number:text> € </number:text>
    </number:number-style>
    <number:number-style style:name="N215P2" style:volatile="true">
      <number:text> -</number:text>
      <number:number number: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/>
      <number:text> m</number:text>
    </number:number-style>
    <number:number-style style:name="N217">
      <number:number number:decimal-places="2" number:min-integer-digits="1"/>
      <number:text> m²</number:text>
    </number:number-style>
    <number:number-style style:name="N218">
      <number:number number:decimal-places="2" number:min-integer-digits="1"/>
      <number:text> m³</number:text>
    </number:number-style>
    <number:number-style style:name="N219">
      <number:number number:decimal-places="1" number:min-integer-digits="1"/>
      <number:text> t</number:text>
    </number:number-style>
    <number:number-style style:name="N220">
      <number:number number:decimal-places="2" number:min-integer-digits="1"/>
      <number:text> m </number:text>
    </number:number-style>
    <number:number-style style:name="N221">
      <number:number number:decimal-places="1" number:min-integer-digits="1"/>
      <number:text> mm</number:text>
    </number:number-style>
    <number:number-style style:name="N222">
      <number:number number:decimal-places="0" number:min-integer-digits="1"/>
      <number:text> g</number:text>
    </number:number-style>
    <number:number-style style:name="N223">
      <number:number number:decimal-places="2" number:min-integer-digits="1"/>
      <number:text> t</number:text>
    </number:number-style>
    <number:number-style style:name="N224">
      <number:number number:decimal-places="1" number:min-integer-digits="1"/>
      <number:text> km/h</number:text>
    </number:number-style>
    <number:number-style style:name="N225">
      <number:number number:decimal-places="0" number:min-integer-digits="1"/>
      <number:text> km/h</number:text>
    </number:number-style>
    <number:number-style style:name="N226">
      <number:number number:decimal-places="2" number:min-integer-digits="1"/>
      <number:text> kW</number:text>
    </number:number-style>
    <number:number-style style:name="N227">
      <number:number number:decimal-places="0" number:min-integer-digits="1"/>
      <number:text> kW</number:text>
    </number:number-style>
    <number:number-style style:name="N228">
      <number:number number:decimal-places="0" number:min-integer-digits="3">
        <number:embedded-text number:position="2">.</number:embedded-text>
      </number:number>
    </number:number-style>
    <number:number-style style:name="N229">
      <number:number number:decimal-places="0" number:min-integer-digits="0" number:grouping="true"/>
      <number:text> Byte</number:text>
    </number:number-style>
    <number:number-style style:name="N230">
      <number:number number:decimal-places="0" number:min-integer-digits="0" number:grouping="true"/>
      <number:text> KByte</number:text>
    </number:number-style>
    <number:number-style style:name="N231">
      <number:number number:decimal-places="2" number:min-integer-digits="1"/>
      <number:text> cm</number:text>
    </number:number-style>
    <number:number-style style:name="N232">
      <number:number number:decimal-places="0" number:min-integer-digits="4"/>
    </number:number-style>
    <number:number-style style:name="N233">
      <number:number number:decimal-places="1" number:min-integer-digits="1"/>
      <number:text> g</number:text>
    </number:number-style>
    <number:number-style style:name="N235P0" style:volatile="true">
      <number:text>Ja</number:text>
    </number:number-style>
    <number:number-style style:name="N235P1" style:volatile="true">
      <number:text>Ja</number:text>
    </number:number-style>
    <number:number-style style:name="N235">
      <number:text>Nein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Wahr</number:text>
    </number:number-style>
    <number:number-style style:name="N237P1" style:volatile="true">
      <number:text>Wahr</number:text>
    </number:number-style>
    <number:number-style style:name="N237">
      <number:text>Falsch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Ein</number:text>
    </number:number-style>
    <number:number-style style:name="N239P1" style:volatile="true">
      <number:text>Ein</number:text>
    </number:number-style>
    <number:number-style style:name="N239">
      <number:text>Aus</number:text>
      <style:map style:condition="value()&gt;0" style:apply-style-name="N239P0"/>
      <style:map style:condition="value()&lt;0" style:apply-style-name="N239P1"/>
    </number:number-style>
    <number:number-style style:name="N240">
      <number:text>1234,1</number:text>
    </number:number-style>
    <number:number-style style:name="N241">
      <number:number number:decimal-places="1" number:min-integer-digits="1" number:grouping="true"/>
    </number:number-style>
    <number:number-style style:name="N243P0" style:volatile="true">
      <number:number number:decimal-places="0" number:min-integer-digits="1" number:grouping="true" number:display-factor="1000"/>
    </number:number-style>
    <number:number-style style:name="N243">
      <number:text>-</number:text>
      <number:number number:decimal-places="0" number:min-integer-digits="1" number:grouping="true" number:display-factor="1000"/>
      <style:map style:condition="value()&gt;=0" style:apply-style-name="N243P0"/>
    </number:number-style>
    <number:number-style style:name="N244P0" style:volatile="true">
      <number:number number:decimal-places="0" number:min-integer-digits="1" number:grouping="true" number:display-factor="1000"/>
    </number:number-style>
    <number:number-style style:name="N244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244P0"/>
    </number:number-style>
    <number:number-style style:name="N246P0" style:volatile="true">
      <number:number number:decimal-places="2" number:min-integer-digits="1" number:grouping="true" number:display-factor="1000"/>
    </number:number-style>
    <number:number-style style:name="N246">
      <number:text>-</number:text>
      <number:number number:decimal-places="2" number:min-integer-digits="1" number:grouping="true" number:display-factor="1000"/>
      <style:map style:condition="value()&gt;=0" style:apply-style-name="N246P0"/>
    </number:number-style>
    <number:number-style style:name="N247P0" style:volatile="true">
      <number:number number:decimal-places="2" number:min-integer-digits="1" number:grouping="true" number:display-factor="1000"/>
    </number:number-style>
    <number:number-style style:name="N247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247P0"/>
    </number:number-style>
    <number:number-style style:name="N249P0" style:volatile="true">
      <number:number number:decimal-places="0" number:min-integer-digits="1" number:grouping="true" number:display-factor="1000"/>
    </number:number-style>
    <number:number-style style:name="N249P1" style:volatile="true">
      <number:text>-</number:text>
      <number:number number:decimal-places="0" number:min-integer-digits="1" number:grouping="true" number:display-factor="1000"/>
    </number:number-style>
    <number:number-style style:name="N249">
      <number:text>- 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number number:decimal-places="2" number:min-integer-digits="1" number:grouping="true" number:display-factor="1000"/>
    </number:number-style>
    <number:number-style style:name="N251P1" style:volatile="true">
      <number:text>-</number:text>
      <number:number number:decimal-places="2" number:min-integer-digits="1" number:grouping="true" number:display-factor="1000"/>
    </number:number-style>
    <number:number-style style:name="N251">
      <number:text>-</number:text>
      <number:number number:decimal-places="0" number:min-integer-digits="0" number:display-factor="1000"/>
      <style:map style:condition="value()&gt;0" style:apply-style-name="N251P0"/>
      <style:map style:condition="value()&lt;0" style:apply-style-name="N251P1"/>
    </number:number-style>
    <number:number-style style:name="N252P0" style:volatile="true">
      <number:number number:decimal-places="0" number:min-integer-digits="1" number:grouping="true" number:display-factor="1000"/>
    </number:number-style>
    <number:number-style style:name="N252">
      <style:text-properties fo:color="#000000"/>
      <number:text>-</number:text>
      <number:number number:decimal-places="0" number:min-integer-digits="1" number:grouping="true" number:display-factor="1000"/>
      <style:map style:condition="value()&gt;=0" style:apply-style-name="N252P0"/>
    </number:number-style>
    <number:number-style style:name="N253P0" style:volatile="true">
      <number:number number:decimal-places="2" number:min-integer-digits="1" number:grouping="true" number:display-factor="1000"/>
    </number:number-style>
    <number:number-style style:name="N253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3P0"/>
    </number:number-style>
    <number:number-style style:name="N255P0" style:volatile="true">
      <number:number number:decimal-places="3" number:min-integer-digits="1" number:grouping="true" number:display-factor="1000"/>
    </number:number-style>
    <number:number-style style:name="N255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5P0"/>
    </number:number-style>
    <number:number-style style:name="N256">
      <number:number number:decimal-places="3" number:min-integer-digits="1" number:grouping="true"/>
    </number:number-style>
    <number:number-style style:name="N257">
      <number:number number:decimal-places="3" number:min-integer-digits="3"/>
    </number:number-style>
    <number:time-style style:name="N2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9">
      <number:minutes number:style="long"/>
      <number:text>:</number:text>
      <number:seconds number:style="long" number:decimal-places="1"/>
    </number:time-style>
    <number:number-style style:name="N260">
      <number:scientific-number number:decimal-places="1" number:min-integer-digits="3" number:min-exponent-digits="1"/>
    </number:number-style>
    <number:number-style style:name="N261P0" style:volatile="true">
      <number:number number:decimal-places="3" number:min-integer-digits="1" number:grouping="true" number:display-factor="1000"/>
    </number:number-style>
    <number:number-style style:name="N261">
      <number:text>-</number:text>
      <number:number number:decimal-places="2" number:min-integer-digits="1" number:grouping="true" number:display-factor="1000"/>
      <style:map style:condition="value()&gt;=0" style:apply-style-name="N261P0"/>
    </number:number-style>
    <number:number-style style:name="N262">
      <number:number number:decimal-places="4" number:min-integer-digits="1"/>
    </number:number-style>
    <number:number-style style:name="N263">
      <number:number number:decimal-places="3" number:min-integer-digits="1"/>
    </number:number-style>
    <number:currency-style style:name="N2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5P0"/>
    </number:currency-style>
    <number:number-style style:name="N266">
      <number:number number:decimal-places="8" number:min-integer-digits="1"/>
    </number:number-style>
    <number:number-style style:name="N267">
      <number:number number:decimal-places="7" number:min-integer-digits="1"/>
    </number:number-style>
    <number:number-style style:name="N268">
      <number:number number:decimal-places="6" number:min-integer-digits="1"/>
    </number:number-style>
    <number:number-style style:name="N269">
      <number:number number:decimal-places="5" number:min-integer-digits="1"/>
    </number:number-style>
    <number:date-style style:name="N270">
      <number:day number:style="long"/>
      <number:text>. </number:text>
      <number:month number:textual="true"/>
    </number:date-style>
    <number:time-style style:name="N271" number:truncate-on-overflow="false">
      <number:minutes number:style="long"/>
      <number:text>:</number:text>
      <number:seconds number:style="long"/>
    </number:time-style>
    <number:number-style style:name="N274P0" style:volatile="true">
      <number:number number:decimal-places="1" number:min-integer-digits="1" number:grouping="true"/>
      <number:text>    </number:text>
    </number:number-style>
    <number:number-style style:name="N274P1" style:volatile="true">
      <number:text>-</number:text>
      <number:number number:decimal-places="1" number:min-integer-digits="1" number:grouping="true"/>
      <number:text>    </number:text>
    </number:number-style>
    <number:number-style style:name="N274P2" style:volatile="true">
      <number:text> -</number:text>
      <number:number number:decimal-places="0" number:min-integer-digits="0"/>
      <number:text>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10106" number:language="de" number:country="DE">
      <number:text>1.</number:text>
    </number:number-style>
    <number:currency-style style:name="N1010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date-style style:name="N20110" number:language="ja" number:country="JP">
      <number:day/>
      <number:text>/</number:text>
      <number:month/>
      <number:text>/</number:text>
      <number:year/>
    </number:date-style>
    <number:date-style style:name="N2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3" number:language="ja" number:country="JP">
      <number:month/>
      <number:text>月</number:text>
      <number:day/>
      <number:text>日</number:text>
    </number:date-style>
    <number:date-style style:name="N2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23:35:37.383097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9:43:53.695097915</meta:creation-date>
    <dc:date>2015-06-12T23:35:53.829287104</dc:date>
    <meta:editing-duration>PT13M51S</meta:editing-duration>
    <meta:editing-cycles>5</meta:editing-cycles>
    <meta:generator>LibreOffice/4.3.3.2$Linux_X86_64 LibreOffice_project/430m0$Build-2</meta:generator>
    <meta:document-statistic meta:table-count="2" meta:cell-count="310" meta:object-count="0"/>
  </office:meta>
</office:document-meta>
</file>